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>
      <style:text-properties fo:language="en" fo:country="US" officeooo:rsid="001012b1" officeooo:paragraph-rsid="001012b1"/>
    </style:style>
    <style:style style:name="P3" style:family="paragraph" style:parent-style-name="Text_20_body" style:list-style-name="L1">
      <style:text-properties fo:language="en" fo:country="US" officeooo:rsid="000f764e" officeooo:paragraph-rsid="000f764e"/>
    </style:style>
    <style:style style:name="P4" style:family="paragraph" style:parent-style-name="Text_20_body" style:list-style-name="L1">
      <style:text-properties fo:language="en" fo:country="US" officeooo:rsid="001012b1" officeooo:paragraph-rsid="001012b1"/>
    </style:style>
    <style:style style:name="P5" style:family="paragraph" style:parent-style-name="Text_20_body" style:list-style-name="L1">
      <style:text-properties officeooo:rsid="001007de" officeooo:paragraph-rsid="001007de"/>
    </style:style>
    <style:style style:name="P6" style:family="paragraph" style:parent-style-name="Text_20_body" style:list-style-name="L2">
      <style:text-properties officeooo:rsid="00123df8" officeooo:paragraph-rsid="00123df8"/>
    </style:style>
    <style:style style:name="P7" style:family="paragraph" style:parent-style-name="Text_20_body" style:list-style-name="L2">
      <style:text-properties officeooo:paragraph-rsid="00123df8"/>
    </style:style>
    <style:style style:name="P8" style:family="paragraph" style:parent-style-name="Heading_20_1">
      <style:text-properties fo:language="en" fo:country="US"/>
    </style:style>
    <style:style style:name="T1" style:family="text">
      <style:text-properties officeooo:rsid="000f461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f764e"/>
    </style:style>
    <style:style style:name="T4" style:family="text">
      <style:text-properties officeooo:rsid="00123d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le</text:span>: Cadaver Animatum</text:p>
      <text:h text:style-name="P8" text:outline-level="1">Zombies:</text:h>
      <text:list xml:id="list4074868007779694172" text:style-name="L1">
        <text:list-item>
          <text:p text:style-name="P3">Few and fast</text:p>
        </text:list-item>
        <text:list-item>
          <text:p text:style-name="P5"><text:span text:style-name="T3">F</text:span><text:span text:style-name="T2">ungal plant hybrid (green and overgrown)</text:span></text:p>
        </text:list-item>
        <text:list-item>
          <text:p text:style-name="P4">can survive long with photosynthesis</text:p>
        </text:list-item>
      </text:list>
      <text:p text:style-name="P2"/>
      <text:h text:style-name="Heading_20_1" text:outline-level="1">Story:</text:h>
      <text:h text:style-name="Heading_20_2" text:outline-level="2">Nach flucht:</text:h>
      <text:list xml:id="list8942873042190640729" text:style-name="L2">
        <text:list-item>
          <text:p text:style-name="P6">Werden überfallen Essen ist weg</text:p>
        </text:list-item>
        <text:list-item>
          <text:p text:style-name="P7"><text:span text:style-name="T4">Unglück am Berg</text:span>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4T20:37:17.215000000</meta:creation-date>
    <dc:date>2014-05-30T10:22:15.313000000</dc:date>
    <meta:editing-duration>PT3M2S</meta:editing-duration>
    <meta:editing-cycles>7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10" meta:word-count="35" meta:character-count="190" meta:non-whitespace-character-count="170"/>
  </office:meta>
</office:document-meta>
</file>